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Query to create a table in Oracle</text:p>
      <text:p text:style-name="Standard"/>
      <text:p text:style-name="Standard">create table students(rollno integer,name varchar2(20),class integer,marks integer);</text:p>
      <text:p text:style-name="Standard"/>
      <text:p text:style-name="Standard">Query to create table employees</text:p>
      <text:p text:style-name="Standard"/>
      <text:p text:style-name="Standard">create table employees(ecode int,ename varchar2(20),salary integer,edesignation varchar2(20));</text:p>
      <text:p text:style-name="Standard"/>
      <text:p text:style-name="Standard">Query to insert data in to table</text:p>
      <text:p text:style-name="Standard"/>
      <text:p text:style-name="Standard">insert into employees values(1,'abcdef',10000,'manager');</text:p>
      <text:p text:style-name="Standard"/>
      <text:p text:style-name="Standard">Query to insert data in table students</text:p>
      <text:p text:style-name="Standard"/>
      <text:p text:style-name="Standard">insert into students values(1,'abcdef',11,90);</text:p>
      <text:p text:style-name="Standard"/>
      <text:p text:style-name="Standard">Query to create table students with primary key</text:p>
      <text:p text:style-name="Standard"/>
      <text:p text:style-name="Standard">create table students(rollno integer not null primary key,name varchar2(20),class integer,marks integer);</text:p>
      <text:p text:style-name="Standard"/>
      <text:p text:style-name="Standard">Query to create table with not null and unique constraint</text:p>
      <text:p text:style-name="Standard"/>
      <text:p text:style-name="Standard">create table students(rollno integer not null unique,name varchar2(20),class integer,marks integer);</text:p>
      <text:p text:style-name="Standard"/>
      <text:p text:style-name="Standard">Query to create table with default constraint</text:p>
      <text:p text:style-name="Standard"/>
      <text:p text:style-name="Standard">Query to create Table students with check constraint</text:p>
      <text:p text:style-name="Standard"/>
      <text:p text:style-name="Standard">create table students(rollno integer,name varchar2(20),class integer,marks integer check (marks&gt;=40));</text:p>
      <text:p text:style-name="Standard"/>
      <text:p text:style-name="Standard">create table students(rollno integer,name varchar2(20),class integer,marks integer default 90);</text:p>
      <text:p text:style-name="Standard"/>
      <text:p text:style-name="Standard">Query to demonstrate foreign key or referential integrity</text:p>
      <text:p text:style-name="Standard"/>
      <text:p text:style-name="Standard">create table items(itemno char(5) not null primary key,itemname varchar2(20),itemdesc varchar2(20),itemprice integer);</text:p>
      <text:p text:style-name="Standard"/>
      <text:p text:style-name="Standard">create table orders(orderno char(5) not null primary key,orderprice integer,itemno char(5) references items (itemno));</text:p>
      <text:p text:style-name="Standard"/>
      <text:p text:style-name="Standard">Query to display structure of table</text:p>
      <text:p text:style-name="Standard"/>
      <text:p text:style-name="Standard">describe students;</text:p>
      <text:p text:style-name="Standard"/>
      <text:p text:style-name="Standard">Query to create table students1 from existing table students</text:p>
      <text:p text:style-name="Standard"/>
      <text:p text:style-name="Standard">create table students1 as</text:p>
      <text:p text:style-name="Standard">(select rollno,name from students);</text:p>
      <text:p text:style-name="Standard"/>
      <text:p text:style-name="Standard"/>
      <text:p text:style-name="Standard"><text:soft-page-break/>Query to display all records from students table</text:p>
      <text:p text:style-name="Standard"/>
      <text:p text:style-name="Standard">select * from students;</text:p>
      <text:p text:style-name="Standard"/>
      <text:p text:style-name="Standard">Query to display columns rollno and name from table students</text:p>
      <text:p text:style-name="Standard"/>
      <text:p text:style-name="Standard"/>
      <text:p text:style-name="Standard"/>
      <text:p text:style-name="Standard">PL/SQL Program to create a procedure</text:p>
      <text:p text:style-name="Standard"/>
      <text:p text:style-name="Standard">CREATE OR REPLACE PROCEDURE stu1 ( rno in number,m in NUMBER)</text:p>
      <text:p text:style-name="Standard"><text:s/>IS</text:p>
      <text:p text:style-name="Standard"><text:s/>BEGIN</text:p>
      <text:p text:style-name="Standard"><text:s text:c="3"/>insert into students(rollno,marks) values(rno,m);</text:p>
      <text:p text:style-name="Standard">END;</text:p>
      <text:p text:style-name="Standard"/>
      <text:p text:style-name="Standard">PL/SQL Program to create a procedure with arguments and call the functions by passing arguments</text:p>
      <text:p text:style-name="Standard"/>
      <text:p text:style-name="Standard">CREATE OR REPLACE PROCEDURE PROC1(rno IN NUMBER, m OUT NUMBER)</text:p>
      <text:p text:style-name="Standard">AS BEGIN</text:p>
      <text:p text:style-name="Standard">SELECT marks INTO m FROM students WHERE rollno= rno;</text:p>
      <text:p text:style-name="Standard">END;</text:p>
      <text:p text:style-name="Standard"/>
      <text:p text:style-name="Standard">calling above procedure</text:p>
      <text:p text:style-name="Standard"/>
      <text:p text:style-name="Standard">DECLARE</text:p>
      <text:p text:style-name="Standard"><text:s text:c="4"/>m NUMBER;</text:p>
      <text:p text:style-name="Standard">BEGIN</text:p>
      <text:p text:style-name="Standard"><text:s text:c="4"/>PROC1(1, m);</text:p>
      <text:p text:style-name="Standard"><text:s text:c="4"/>dbms_output.put_line(m);</text:p>
      <text:p text:style-name="Standard">END;</text:p>
      <text:p text:style-name="Standard"/>
      <text:p text:style-name="Standard">PL/SQL program to create a trigger</text:p>
      <text:p text:style-name="Standard"/>
      <text:p text:style-name="Standard">create or replace trigger ins_stu</text:p>
      <text:p text:style-name="Standard">before insert on students</text:p>
      <text:p text:style-name="Standard">for each row</text:p>
      <text:p text:style-name="Standard">when (new.marks&gt;100)</text:p>
      <text:p text:style-name="Standard">begin</text:p>
      <text:p text:style-name="Standard">:new.marks:=0;</text:p>
      <text:p text:style-name="Standard">end ins_stu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8-12T14:49:54.535000000</meta:creation-date>
    <meta:generator>OpenOffice/4.1.9$Win32 OpenOffice.org_project/419m1$Build-9805</meta:generator>
    <dc:date>2021-08-12T19:40:09.96</dc:date>
    <meta:editing-duration>PT15M49S</meta:editing-duration>
    <meta:editing-cycles>7</meta:editing-cycles>
    <meta:document-statistic meta:table-count="0" meta:image-count="0" meta:object-count="0" meta:page-count="2" meta:paragraph-count="53" meta:word-count="295" meta:character-count="2249"/>
  </office:meta>
</office:document-meta>
</file>